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594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29bc" officeooo:paragraph-rsid="001029bc"/>
    </style:style>
    <style:style style:name="P2" style:family="paragraph" style:parent-style-name="Footer">
      <style:text-properties officeooo:rsid="001029bc" officeooo:paragraph-rsid="001029b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104f5e" officeooo:paragraph-rsid="00104f5e" style:font-weight-asian="bold" style:font-weight-complex="bold"/>
    </style:style>
    <style:style style:name="P4" style:family="paragraph" style:parent-style-name="Table_20_Contents">
      <style:text-properties officeooo:rsid="001029bc" officeooo:paragraph-rsid="001029bc"/>
    </style:style>
    <style:style style:name="P5" style:family="paragraph" style:parent-style-name="Table_20_Contents">
      <style:text-properties officeooo:rsid="001029bc" officeooo:paragraph-rsid="00142d64"/>
    </style:style>
    <style:style style:name="P6" style:family="paragraph" style:parent-style-name="Table_20_Contents">
      <style:text-properties officeooo:rsid="001029bc" officeooo:paragraph-rsid="001757b1"/>
    </style:style>
    <style:style style:name="P7" style:family="paragraph" style:parent-style-name="Table_20_Contents">
      <style:text-properties officeooo:rsid="001029bc" officeooo:paragraph-rsid="00187c31"/>
    </style:style>
    <style:style style:name="P8" style:family="paragraph" style:parent-style-name="Table_20_Contents">
      <style:text-properties officeooo:rsid="00104094" officeooo:paragraph-rsid="00104094"/>
    </style:style>
    <style:style style:name="P9" style:family="paragraph" style:parent-style-name="Table_20_Contents">
      <style:text-properties officeooo:rsid="00104f5e" officeooo:paragraph-rsid="00104f5e"/>
    </style:style>
    <style:style style:name="P10" style:family="paragraph" style:parent-style-name="Table_20_Contents">
      <style:text-properties officeooo:rsid="00104f5e" officeooo:paragraph-rsid="0016291e"/>
    </style:style>
    <style:style style:name="P11" style:family="paragraph" style:parent-style-name="Table_20_Contents">
      <style:text-properties officeooo:rsid="00125abf" officeooo:paragraph-rsid="00125abf"/>
    </style:style>
    <style:style style:name="P12" style:family="paragraph" style:parent-style-name="Table_20_Contents">
      <style:text-properties officeooo:rsid="00133be7" officeooo:paragraph-rsid="00133be7"/>
    </style:style>
    <style:style style:name="P13" style:family="paragraph" style:parent-style-name="Table_20_Contents">
      <style:text-properties officeooo:rsid="001757b1" officeooo:paragraph-rsid="001757b1"/>
    </style:style>
    <style:style style:name="P14" style:family="paragraph" style:parent-style-name="Table_20_Contents">
      <style:text-properties officeooo:rsid="00187c31" officeooo:paragraph-rsid="00187c31"/>
    </style:style>
    <style:style style:name="P15" style:family="paragraph" style:parent-style-name="Table_20_Contents">
      <style:text-properties officeooo:rsid="0018a15a" officeooo:paragraph-rsid="0018a15a"/>
    </style:style>
    <style:style style:name="T1" style:family="text">
      <style:text-properties officeooo:rsid="00104094"/>
    </style:style>
    <style:style style:name="T2" style:family="text">
      <style:text-properties officeooo:rsid="00133be7"/>
    </style:style>
    <style:style style:name="T3" style:family="text">
      <style:text-properties officeooo:rsid="00138dd1"/>
    </style:style>
    <style:style style:name="T4" style:family="text">
      <style:text-properties officeooo:rsid="0013ce60"/>
    </style:style>
    <style:style style:name="T5" style:family="text">
      <style:text-properties officeooo:rsid="00142d64"/>
    </style:style>
    <style:style style:name="T6" style:family="text">
      <style:text-properties officeooo:rsid="00175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d’intégration <text:span text:style-name="T3">ALFOX1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Cas d’utilisation</text:p>
          </table:table-cell>
          <table:table-cell table:style-name="Tableau1.B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7">Ém<text:span text:style-name="T1">ission</text:span> <text:span text:style-name="T1">d’</text:span>un message <text:span text:style-name="T5">de passage en mode GPS du boîtier</text:span></text:p>
          </table:table-cell>
          <table:table-cell table:style-name="Tableau1.B2" office:value-type="string">
            <text:p text:style-name="P4">Ém<text:span text:style-name="T1">ission</text:span> <text:span text:style-name="T1">d’</text:span>un message standard, <text:span text:style-name="T6">permettant de passer le boîtier en mode GPS.</text:span></text:p>
          </table:table-cell>
        </table:table-row>
        <table:table-row>
          <table:table-cell table:style-name="Tableau1.A2" office:value-type="string">
            <text:p text:style-name="P5">Ém<text:span text:style-name="T1">ission</text:span> <text:span text:style-name="T1">d’</text:span>un message <text:span text:style-name="T5">de demande GPS au boîtier</text:span></text:p>
          </table:table-cell>
          <table:table-cell table:style-name="Tableau1.B2" office:value-type="string">
            <text:p text:style-name="P6">Ém<text:span text:style-name="T1">ission</text:span> <text:span text:style-name="T1">d’</text:span>un message standard, <text:span text:style-name="T6">permettant de retourner la position précise du boîtier à cet instant.</text:span></text:p>
          </table:table-cell>
        </table:table-row>
        <table:table-row>
          <table:table-cell table:style-name="Tableau1.A2" office:value-type="string">
            <text:p text:style-name="P7">Ém<text:span text:style-name="T1">ission</text:span> <text:span text:style-name="T1">d’</text:span>un message <text:span text:style-name="T5">de passage en mode STANDARD du boîtier</text:span></text:p>
          </table:table-cell>
          <table:table-cell table:style-name="Tableau1.B2" office:value-type="string">
            <text:p text:style-name="P7">Ém<text:span text:style-name="T1">ission</text:span> <text:span text:style-name="T1">d’</text:span>un message standard, <text:span text:style-name="T6">permettant de passer le boîtier en mode STANDARD (NORMAL si le bluetooth est fonctionnel, DEGRADE si le bluetooth est non-fonctionnel).</text:span></text:p>
          </table:table-cell>
        </table:table-row>
        <table:table-row>
          <table:table-cell table:style-name="Tableau1.A2" office:value-type="string">
            <text:p text:style-name="P15">En mode NORMAL sur le boîtier, l’arrêt du bluetooth le passe en mode DEGRADE</text:p>
          </table:table-cell>
          <table:table-cell table:style-name="Tableau1.B2" office:value-type="string">
            <text:p text:style-name="P15">On arrête le bluetooth et constate le mode DEGRADE.</text:p>
          </table:table-cell>
        </table:table-row>
        <table:table-row>
          <table:table-cell table:style-name="Tableau1.A2" office:value-type="string">
            <text:p text:style-name="P15">En mode DEGRADE sur le boîtier, l’activation du bluetooth le passe en mode NORMAL</text:p>
          </table:table-cell>
          <table:table-cell table:style-name="Tableau1.B2" office:value-type="string">
            <text:p text:style-name="P15">On met en marche le bluetooth qui est arrêté et on constate le mode NORMAL.</text:p>
          </table:table-cell>
        </table:table-row>
        <table:table-row>
          <table:table-cell table:style-name="Tableau1.A2" office:value-type="string">
            <text:p text:style-name="P8">Sauvegarde <text:span text:style-name="T4">sur serveur</text:span> des données reçues</text:p>
          </table:table-cell>
          <table:table-cell table:style-name="Tableau1.B2" office:value-type="string">
            <text:p text:style-name="P11">Les <text:span text:style-name="T2">données</text:span> enregistrer dans la base de données doivent correspondre au <text:span text:style-name="T2">contenu des </text:span>messages <text:span text:style-name="T2">reçus.</text:span></text:p>
          </table:table-cell>
        </table:table-row>
        <table:table-row>
          <table:table-cell table:style-name="Tableau1.A2" office:value-type="string">
            <text:p text:style-name="P9">Identification <text:span text:style-name="T4">de l’utilisateur</text:span> sur l<text:span text:style-name="T4">e</text:span> <text:span text:style-name="T4">site</text:span> web</text:p>
          </table:table-cell>
          <table:table-cell table:style-name="Tableau1.B2" office:value-type="string">
            <text:p text:style-name="P12">On doit pouvoir s’identifier avec les ID enregistrés dans la base de données.</text:p>
          </table:table-cell>
        </table:table-row>
        <table:table-row>
          <table:table-cell table:style-name="Tableau1.A2" office:value-type="string">
            <text:p text:style-name="P9">Consultation d<text:span text:style-name="T4">u site</text:span> web <text:span text:style-name="T5">en tant qu’administrateur</text:span></text:p>
          </table:table-cell>
          <table:table-cell table:style-name="Tableau1.B2" office:value-type="string">
            <text:p text:style-name="P13">L’administrateur doit avoir accès à toutes les pages ainsi qu’à la gestion des modes.</text:p>
          </table:table-cell>
        </table:table-row>
        <table:table-row>
          <table:table-cell table:style-name="Tableau1.A2" office:value-type="string">
            <text:p text:style-name="P10">Consultation d<text:span text:style-name="T4">u site</text:span> web <text:span text:style-name="T5">en tant que mécanicien</text:span></text:p>
          </table:table-cell>
          <table:table-cell table:style-name="Tableau1.B2" office:value-type="string">
            <text:p text:style-name="P13">L’administrateur doit avoir accès à toutes les pages sauf à la gestion des modes.</text:p>
          </table:table-cell>
        </table:table-row>
        <table:table-row>
          <table:table-cell table:style-name="Tableau1.A2" office:value-type="string">
            <text:p text:style-name="P9">Déchargement des données de la carte S<text:span text:style-name="T2">D</text:span></text:p>
          </table:table-cell>
          <table:table-cell table:style-name="Tableau1.B2" office:value-type="string">
            <text:p text:style-name="P12">Les données de la carte SD doivent pouvoir être transférées dans la base de données à cet effet.</text:p>
          </table:table-cell>
        </table:table-row>
        <table:table-row>
          <table:table-cell table:style-name="Tableau1.A2" office:value-type="string">
            <text:p text:style-name="P9">Vidage de la carte SD</text:p>
          </table:table-cell>
          <table:table-cell table:style-name="Tableau1.B2" office:value-type="string">
            <text:p text:style-name="P12">La carte doit pouvoir être vidée après le transfert pour stocker les prochaines donné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9bc" officeooo:paragraph-rsid="001029bc"/>
    </style:style>
    <style:style style:name="MP2" style:family="paragraph" style:parent-style-name="Footer">
      <style:text-properties officeooo:rsid="001029bc" officeooo:paragraph-rsid="001029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1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22:43.217875337</meta:creation-date>
    <meta:generator>LibreOffice/5.1.6.2.0$Linux_X86_64 LibreOffice_project/10$Build-2</meta:generator>
    <dc:date>2018-05-22T08:24:25.159189357</dc:date>
    <meta:editing-duration>PT1H26M38S</meta:editing-duration>
    <meta:editing-cycles>6</meta:editing-cycles>
    <meta:document-statistic meta:table-count="1" meta:image-count="0" meta:object-count="0" meta:page-count="1" meta:paragraph-count="27" meta:word-count="275" meta:character-count="1671" meta:non-whitespace-character-count="1421"/>
  </office:meta>
</office:document-meta>
</file>